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Times New Roman1" svg:font-family="'Times New Roman', serif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4cm" fo:margin-left="-0.125cm" fo:margin-right="-0.25cm" table:align="margins" style:writing-mode="lr-tb"/>
    </style:style>
    <style:style style:name="Tabella2.A" style:family="table-column">
      <style:table-column-properties style:column-width="5.981cm" style:rel-column-width="22563*"/>
    </style:style>
    <style:style style:name="Tabella2.B" style:family="table-column">
      <style:table-column-properties style:column-width="3.436cm" style:rel-column-width="12961*"/>
    </style:style>
    <style:style style:name="Tabella2.C" style:family="table-column">
      <style:table-column-properties style:column-width="7.957cm" style:rel-column-width="30011*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style:snap-to-layout-grid="false"/>
      <style:text-properties fo:font-size="12pt" fo:font-weight="bold" style:font-size-asian="12pt" style:font-weight-asian="bold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style:snap-to-layout-grid="false"/>
      <style:text-properties fo:font-size="12pt" fo:font-weight="bold"/>
    </style:style>
    <style:style style:name="P15" style:family="paragraph" style:parent-style-name="Standard">
      <style:text-properties fo:font-size="12pt" style:text-underline-style="none" fo:font-weight="bold" style:font-size-asian="12pt" style:font-weight-asian="bold" style:font-weight-complex="bold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style:font-size-asian="11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style:snap-to-layout-grid="false"/>
      <style:text-properties fo:background-color="#ffff00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4" style:family="paragraph" style:parent-style-name="Text_20_body">
      <style:text-properties fo:font-size="11pt" fo:font-weight="bold"/>
    </style:style>
    <style:style style:name="P25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style:font-size-asian="12pt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Standard" style:list-style-name="L2">
      <style:paragraph-properties fo:margin-left="0cm" fo:margin-right="0cm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use-window-font-color="true" style:font-name="Times New Roman" fo:font-size="12pt" style:font-size-asian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Times New Roman"/>
    </style:style>
    <style:style style:name="T4" style:family="text">
      <style:text-properties style:use-window-font-color="true" style:font-name="Times New Roman" fo:font-size="12pt" style:font-size-asian="12pt"/>
    </style:style>
    <style:style style:name="T5" style:family="text">
      <style:text-properties style:use-window-font-color="true" style:font-name="Times New Roman" fo:font-size="12pt" fo:background-color="#ffff00" style:font-size-asian="12pt"/>
    </style:style>
    <style:style style:name="T6" style:family="text">
      <style:text-properties style:font-size-complex="12pt"/>
    </style:style>
    <style:style style:name="T7" style:family="text">
      <style:text-properties fo:font-size="11pt" style:font-size-asian="11pt"/>
    </style:style>
    <style:style style:name="T8" style:family="text">
      <style:text-properties fo:font-size="11pt" officeooo:rsid="0000c249" style:font-size-asian="11pt"/>
    </style:style>
    <style:style style:name="T9" style:family="text">
      <style:text-properties fo:background-color="#ffff00"/>
    </style:style>
    <style:style style:name="T10" style:family="text">
      <style:text-properties fo:background-color="#ff0000"/>
    </style:style>
    <style:style style:name="T11" style:family="text">
      <style:text-properties style:font-name="Times New Roman1" fo:font-size="11pt" fo:font-weight="bold"/>
    </style:style>
    <style:style style:name="T12" style:family="text">
      <style:text-properties style:font-name="Times New Roman1" fo:font-size="11pt" fo:font-weight="bold" officeooo:rsid="00018c1a"/>
    </style:style>
    <style:style style:name="T13" style:family="text">
      <style:text-properties officeooo:rsid="0000c249"/>
    </style:style>
    <style:style style:name="T14" style:family="text">
      <style:text-properties officeooo:rsid="00018c1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211cm" draw:visible-area-height="3.15cm"/>
    </style:style>
    <text:list-style style:name="L1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9">Savona,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11"/>
            <text:p text:style-name="P18"/>
            <text:p text:style-name="P18"/>
            <text:p text:style-name="P18"/>
            <text:p text:style-name="P18"/>
            <text:p text:style-name="P18"/>
            <text:p text:style-name="P18">e p.c.</text:p>
          </table:table-cell>
          <table:table-cell table:style-name="Tabella2.A1" office:value-type="string">
            <text:p text:style-name="P14"><text:span text:style-name="T7">Al [</text:span><text:span text:style-name="T8">concessionari</text:span><text:span text:style-name="T7">.nominativo;block=w:tr;]</text:span></text:p>
            <text:p text:style-name="P24">[<text:span text:style-name="T14">concessionari</text:span>.indirizzo]</text:p>
            <text:p text:style-name="Text_20_body"><text:span text:style-name="T11">[</text:span><text:span text:style-name="T12">concessionari</text:span><text:span text:style-name="T11">.cap] [</text:span><text:span text:style-name="T12">concessionari</text:span><text:span text:style-name="T11">.comune] ([</text:span><text:span text:style-name="T12">concessionari</text:span><text:span text:style-name="T11">.provincia])</text:span> </text:p>
            <text:p text:style-name="P16"/>
            <text:p text:style-name="P16"/>
            <text:p text:style-name="P15">Spett. <text:span text:style-name="T9">denominazione e indirizzo assicurazione o banca</text:span></text:p>
            <text:p text:style-name="P16"/>
            <text:p text:style-name="P16"/>
          </table:table-cell>
        </table:table-row>
        <table:table-row table:style-name="Tabella2.1"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2"/>
          </table:table-cell>
        </table:table-row>
        <table:table-row table:style-name="Tabella2.1"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6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 :</text:p>
          </table:table-cell>
          <table:table-cell table:style-name="Tabella3.A1" office:value-type="string">
            <text:p text:style-name="P22">Denuncia di inizio attività <text:s/>n. <text:span text:style-name="T13">[numero]</text:span> <text:span text:style-name="T13">p</text:span>er opere in <text:span text:style-name="T13">[ubicazione]</text:span></text:p>
            <text:p text:style-name="P22">Svincolo fideiussione prestata a garanzia del pagamento degli oneri di costruzione.</text:p>
          </table:table-cell>
        </table:table-row>
      </table:table>
      <text:p text:style-name="P23"/>
      <text:p text:style-name="P10"/>
      <text:p text:style-name="P21"><text:tab/>In riferimento a quanto in oggetto, comunichiamo che, a fronte dei pagamenti:</text:p>
      <text:list xml:id="list8482268472081998877" text:style-name="L1">
        <text:list-item>
          <text:p text:style-name="P25">di <text:span text:style-name="T9">€ 2.354,88</text:span> <text:s/>in data <text:span text:style-name="T9">06/12/2012</text:span>, quietanza n° <text:span text:style-name="T9">13263</text:span>;</text:p>
        </text:list-item>
        <text:list-item>
          <text:p text:style-name="P25">di <text:span text:style-name="T9">€ 2.354,88</text:span> <text:s text:c="2"/>in data <text:span text:style-name="T9">10/06/2013</text:span>, quietanza n° <text:span text:style-name="T9">6234</text:span>;</text:p>
        </text:list-item>
        <text:list-item>
          <text:p text:style-name="P25">di <text:span text:style-name="T9">€ 2.354,88</text:span> <text:s text:c="2"/>in data <text:span text:style-name="T9">02/12/2013</text:span>, quietanza n° <text:span text:style-name="T9">13661</text:span>;</text:p>
          <text:p text:style-name="P25"><text:span text:style-name="T10">imp rata</text:span><text:tab/><text:tab/><text:span text:style-name="T10">data pagam</text:span><text:tab/><text:tab/><text:tab/><text:span text:style-name="T10">n° quiet</text:span></text:p>
        </text:list-item>
      </text:list>
      <text:list xml:id="list8749164084224438555" text:style-name="L2">
        <text:list-header>
          <text:p text:style-name="P27"><text:span text:style-name="T1">nulla osta</text:span> </text:p>
          <text:p text:style-name="P27"/>
        </text:list-header>
      </text:list>
      <text:p text:style-name="P19"><text:span text:style-name="T4">da parte di questa Amministrazione Comunale alla estinzione della polizza fideiussoria di </text:span><text:span text:style-name="T5">€ 9.419,52</text:span><text:span text:style-name="T4"> <text:s/>n. </text:span><text:span text:style-name="T5">000005009022002846</text:span><text:span text:style-name="T4"> del </text:span><text:span text:style-name="T5">14.06.2012</text:span><text:span text:style-name="T4">, prestata dalla compagnia/banca </text:span><text:span text:style-name="T5">FATA Assicurazioni SpA, agenzia di Savona agente Medesani Massimo</text:span><text:span text:style-name="T4">, </text:span><text:span text:style-name="T2">a garanzia del pagamento delle rate previste per gli oneri di costruzione relativi alla denuncia in oggetto.</text:span></text:p>
      <text:p text:style-name="P10"><text:span text:style-name="T6"><text:tab/></text:span><text:span text:style-name="T3">Distinti saluti.</text:span></text:p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9">Il Responsabile del Servizio</text:p>
            <text:p text:style-name="P8">geom. Ivo Maffioli</text:p>
          </table:table-cell>
        </table:table-row>
      </table:table>
      <text:p text:style-name="Standard">Istruttore amministrativo</text:p>
      <text:p text:style-name="Standard"><text:s text:c="6"/>Danila Longag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Times New Roman1" svg:font-family="'Times New Roman', serif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52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211cm" draw:visible-area-height="3.15cm"/>
    </style:style>
    <style:page-layout style:name="Mpm1">
      <style:page-layout-properties fo:page-width="20.999cm" fo:page-height="29.699cm" style:num-format="1" style:print-orientation="portrait" fo:margin-top="2.501cm" fo:margin-bottom="1.2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 </text:p><text:p text:style-name="MP3"/><text:p text:style-name="MP3"><text:tab/><text:tab/><text:tab/><text:tab/><text:tab/><text:tab/> <text:s text:c="14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truttura:</text:p>
            </table:table-cell>
            <table:table-cell table:style-name="Tabella5.B1" office:value-type="string">
              <text:p text:style-name="MP4">Servizio Edilizia Privata</text:p>
              <text:p text:style-name="MP5">Unità Operativa Controlli edilizi</text:p>
            </table:table-cell>
            <table:table-cell table:style-name="Tabella5.A1" office:value-type="string">
              <text:p text:style-name="MP4">Responsabile del servizio:</text:p>
            </table:table-cell>
            <table:table-cell table:style-name="Tabella5.D1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 text:c="3"/>- <text:s text:c="3"/>17100 Savona</text:p>
            </table:table-cell>
            <table:table-cell table:style-name="Tabella5.A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Marco Cerruti.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4">tel. 019-8310615</text:p>
              <text:p text:style-name="MP5">telefax 019-8310356</text:p>
            </table:table-cell>
            <table:table-cell table:style-name="Tabella5.A3" office:value-type="string">
              <text:p text:style-name="MP4">Orario:</text:p>
            </table:table-cell>
            <table:table-cell table:style-name="Tabella5.D3" office:value-type="string">
              <text:p text:style-name="MP4">Martedì e giovedì <text:s/>ore 10:00 - 12:30</text:p>
              <text:p text:style-name="MP5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 </dc:title>
    <meta:initial-creator>COMUNE DI SAVONA</meta:initial-creator>
    <meta:creation-date>1998-09-23T09:58:00</meta:creation-date>
    <dc:date>2014-01-16T12:40:29.505000000</dc:date>
    <meta:printed-by>jhgj lkò</meta:printed-by>
    <meta:print-date>2011-01-05T09:57:30.79</meta:print-date>
    <dc:language>en-US</dc:language>
    <meta:editing-cycles>70</meta:editing-cycles>
    <meta:editing-duration>PT19H48M24S</meta:editing-duration>
    <meta:document-statistic meta:table-count="5" meta:image-count="0" meta:object-count="1" meta:page-count="1" meta:paragraph-count="40" meta:word-count="205" meta:character-count="1522" meta:non-whitespace-character-count="1311"/>
    <meta:user-defined meta:name="Info 1"/>
    <meta:user-defined meta:name="Info 2"/>
    <meta:user-defined meta:name="Info 3"/>
    <meta:user-defined meta:name="Info 4"/>
  </office:meta>
</office:document-meta>
</file>